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ru" fo:country="RU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n" fo:country="US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n" fo:country="US"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n" fo:country="US" style:text-underline-style="none"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language="en" fo:country="US"/>
    </style:style>
    <style:style style:name="P12" style:family="paragraph" style:parent-style-name="Standard" style:list-style-name="L1">
      <style:paragraph-properties fo:text-align="start" style:justify-single-word="false"/>
      <style:text-properties fo:language="ru" fo:country="RU"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language="ru" fo:country="RU"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language="ru" fo:country="RU" style:text-underline-style="none" fo:font-weight="normal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none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араметры материала</text:p>
      <text:p text:style-name="P1"/>
      <text:p text:style-name="P4">Gothic I </text:p>
      <text:p text:style-name="P5"><text:span text:style-name="T1">версия 17408 </text:span>(<text:span text:style-name="T1">0x4400</text:span>)</text:p>
      <text:p text:style-name="P6"/>
      <text:list xml:id="list40177940" text:style-name="L1">
        <text:list-item>
          <text:p text:style-name="P10">name —<text:span text:style-name="T1"> имя материала</text:span></text:p>
        </text:list-item>
        <text:list-item>
          <text:p text:style-name="P10">matGroup —<text:span text:style-name="T1"> группа материала,</text:span></text:p>
          <text:p text:style-name="P12">возможные варианты: UNDEF;METAL;STONE;WOOD;EARTH;WATER</text:p>
        </text:list-item>
        <text:list-item>
          <text:p text:style-name="P10">color – <text:span text:style-name="T1">цвет материала, в случае если текстура не указана (см. ниже); если текстура указана, используется только альфа-канал цвета материала (последняя, четвертая компонента)</text:span></text:p>
        </text:list-item>
        <text:list-item>
          <text:p text:style-name="P10">smoothAngle – <text:span text:style-name="T1">угол сглаживания(?</text:span>)<text:span text:style-name="T1">, в градусах</text:span></text:p>
        </text:list-item>
        <text:list-item>
          <text:p text:style-name="P10">texture – <text:span text:style-name="T1">имя текстуры</text:span></text:p>
        </text:list-item>
        <text:list-item>
          <text:p text:style-name="P10">texScale – <text:span text:style-name="T1">размер текстуры, в пикселях (предположительно?</text:span>)</text:p>
        </text:list-item>
        <text:list-item>
          <text:p text:style-name="P10">texAniFPS – <text:span text:style-name="T1">число кадров в секунду</text:span></text:p>
        </text:list-item>
        <text:list-item>
          <text:p text:style-name="P10"><text:span text:style-name="T1">texAniMapMode — анимация, связанная с изменением </text:span>UV-<text:span text:style-name="T1">координат текстуры,</text:span></text:p>
          <text:p text:style-name="P12">возможные значения: NONE;LINEAR</text:p>
        </text:list-item>
        <text:list-item>
          <text:p text:style-name="P10"><text:span text:style-name="T1">texAniMapDir - скорость скроллинга </text:span>UV-<text:span text:style-name="T1">координат, имеет смысл только если (texAniMapMode == LINEAR)</text:span></text:p>
        </text:list-item>
        <text:list-item>
          <text:p text:style-name="P10"><text:span text:style-name="T1">noCollDet –</text:span> <text:span text:style-name="T1">не использовать материал при тесте столкновений (?</text:span>)</text:p>
        </text:list-item>
        <text:list-item>
          <text:p text:style-name="P10"><text:span text:style-name="T1">noLightmap –</text:span> <text:span text:style-name="T1">не генерировать световые карты </text:span>(?)</text:p>
        </text:list-item>
        <text:list-item>
          <text:p text:style-name="P10"><text:span text:style-name="T1">lodDontCollapse –</text:span> <text:span text:style-name="T1">не использовать </text:span>LOD <text:span text:style-name="T1">(?</text:span>)</text:p>
        </text:list-item>
        <text:list-item>
          <text:p text:style-name="P10"><text:span text:style-name="T1">detailObject –</text:span> <text:span text:style-name="T1">задает дополнительную текстуру, цвета которой будут умножаться на цвета основной текстуры. Дополнительная текстура не анимируется; </text:span>texAniMapMode <text:span text:style-name="T1">и </text:span>texAniFPS <text:span text:style-name="T1">на нее не действуют.</text:span></text:p>
        </text:list-item>
      </text:list>
      <text:p text:style-name="P7"/>
      <text:p text:style-name="P7"/>
      <text:p text:style-name="P4">Gothic II </text:p>
      <text:p text:style-name="P5"><text:span text:style-name="T1">версия 39939 </text:span>(<text:span text:style-name="T1">0</text:span>x9C03)</text:p>
      <text:p text:style-name="P4"/>
      <text:list xml:id="list40194543" text:style-name="L2">
        <text:list-item>
          <text:p text:style-name="P15"><text:span text:style-name="T4">detailObjectScale—</text:span><text:span text:style-name="T2"> множитель для </text:span><text:span text:style-name="T4">UV-</text:span><text:span text:style-name="T2">координат при наложении дополнительной текстуры; например, </text:span><text:span text:style-name="T4">detailObjectScale=2 </text:span><text:span text:style-name="T2">уменьшит видимый размер дополнительной текстуры в 2 раза. </text:span></text:p>
        </text:list-item>
        <text:list-item>
          <text:p text:style-name="P15"><text:span text:style-name="T4">forceOccluder—</text:span><text:span text:style-name="T2"> ?</text:span></text:p>
        </text:list-item>
        <text:list-item>
          <text:p text:style-name="P15"><text:span text:style-name="T4">environmentalMapping—</text:span><text:span text:style-name="T2"> ?</text:span></text:p>
        </text:list-item>
        <text:list-item>
          <text:p text:style-name="P15"><text:span text:style-name="T4">environmentalMappingStrength—</text:span><text:span text:style-name="T2"> ?</text:span></text:p>
        </text:list-item>
        <text:list-item>
          <text:p text:style-name="P15"><text:span text:style-name="T4">waveMode—</text:span><text:span text:style-name="T2"> вид волн на материале</text:span><text:span text:style-name="T4">, </text:span><text:span text:style-name="T2">возможные варианты: NONE –</text:span><text:span text:style-name="T4"> </text:span><text:span text:style-name="T2">отсутствие волн; AMBIENT_GROUND, </text:span><text:span text:style-name="T4">GROUND</text:span><text:span text:style-name="T2"> — колебания вдоль оси </text:span><text:span text:style-name="T4">z (</text:span><text:span text:style-name="T2">вверх-вниз); </text:span><text:span text:style-name="T4">AMBIENT_WALL, WALL, </text:span><text:span text:style-name="T2">ENV, AMBIENT_WIND, WIND –</text:span><text:span text:style-name="T4"> </text:span><text:span text:style-name="T2">волны вдоль прямой <text:s/></text:span><text:span text:style-name="T4">y=x</text:span></text:p>
        </text:list-item>
        <text:list-item>
          <text:p text:style-name="P15"><text:span text:style-name="T4">waveSpeed—</text:span><text:span text:style-name="T2"> частота колебаний</text:span><text:span text:style-name="T4">, </text:span><text:span text:style-name="T2">возможные варианты: NONE — то же, что и </text:span><text:span text:style-name="T4">NORMAL</text:span><text:span text:style-name="T2">; SLOW — период примерно 9 секунд;NORMAL — период примерно 3.5 секунд; FAST — период примерно 1 секунда.</text:span></text:p>
        </text:list-item>
        <text:list-item>
          <text:p text:style-name="P13">waveMaxAmplitude — амплитуда колебаний, в сантиметрах.</text:p>
        </text:list-item>
        <text:list-item>
          <text:p text:style-name="P15"><text:span text:style-name="T2">waveGridSize</text:span><text:span text:style-name="T4">—</text:span><text:span text:style-name="T2"> ?</text:span></text:p>
        </text:list-item>
        <text:list-item>
          <text:p text:style-name="P15"><text:span text:style-name="T2">ignoreSunLight</text:span><text:span text:style-name="T4">—</text:span><text:span text:style-name="T2"> ?</text:span></text:p>
        </text:list-item>
        <text:list-item>
          <text:p text:style-name="P15"><text:span text:style-name="T2">alphaFunc </text:span><text:span text:style-name="T4">—</text:span><text:span text:style-name="T2"> ?, возможные варианты: MAT_DEFAULT;NONE;BLEND;ADD;SUB;MUL;MUL2</text:span></text:p>
        </text:list-item>
      </text:list>
      <text:p text:style-name="P2"/>
      <text:p text:style-name="P14"/>
      <text:p text:style-name="P9">GothOgre</text:p>
      <text:p text:style-name="P3">версия 50000 <text:span text:style-name="T3">(0xС</text:span>350<text:span text:style-name="T3">)</text:span></text:p>
      <text:p text:style-name="P4"/>
      <text:list xml:id="list40198159" text:style-name="L3">
        <text:list-item>
          <text:p text:style-name="P16"><text:span text:style-name="T4">frame – </text:span><text:span text:style-name="T2">номер кадра, используется для ручной анимации материала, когда автоматическое переключение кадров откючено (т.е. когда </text:span><text:span text:style-name="T4">texAniFPS == 0)</text:span></text:p>
        </text:list-item>
        <text:list-item>
          <text:p text:style-name="P16"><text:span text:style-name="T4">colorFactor – </text:span><text:span text:style-name="T2">множитель для цвета материала (см. </text:span><text:span text:style-name="T4">color) </text:span><text:span text:style-name="T2">и для цвета пикселей текстуры (см. </text:span><text:span text:style-name="T4">texture</text:span><text:span text:style-name="T2">)</text:span></text:p>
        </text:list-item>
        <text:list-item>
          <text:p text:style-name="P11"><text:span text:style-name="T5">normalTexture – </text:span><text:span text:style-name="T2">текстура, содержащая карту нормалей</text:span></text:p>
        </text:list-item>
        <text:list-item>
          <text:p text:style-name="P11"><text:span text:style-name="T5">specularIntensity – </text:span><text:span text:style-name="T2">интенсивность блика, от 0 до 1</text:span></text:p>
        </text:list-item>
        <text:list-item>
          <text:p text:style-name="P11"><text:span text:style-name="T5">specularIntensityTexture —</text:span><text:span text:style-name="T2"> текстура, задающая интенсивность блика для каждого </text:span><text:span text:style-name="T2">пикселя отдельно</text:span></text:p>
        </text:list-item>
        <text:list-item>
          <text:p text:style-name="P11"><text:span text:style-name="T5">specularIntensityFactor —</text:span><text:span text:style-name="T2"> множитель для интенсивности блика</text:span></text:p>
        </text:list-item>
        <text:list-item>
          <text:p text:style-name="P11"><text:span text:style-name="T5">specularColour —</text:span><text:span text:style-name="T2"> цвет блика</text:span></text:p>
        </text:list-item>
        <text:list-item>
          <text:p text:style-name="P11"><text:span text:style-name="T5">specularColourTexture —</text:span><text:span text:style-name="T2"> текстура, задающая цвет блика для каждого пикселя отдельно</text:span></text:p>
        </text:list-item>
        <text:list-item>
          <text:p text:style-name="P11"><text:span text:style-name="T5">specularColourFactor —</text:span><text:span text:style-name="T2"> множитель для цвета блика</text:span></text:p>
        </text:list-item>
        <text:list-item>
          <text:p text:style-name="P11"><text:span text:style-name="T5">shininess —</text:span><text:span text:style-name="T2"> размер блика</text:span></text:p>
        </text:list-item>
        <text:list-item>
          <text:p text:style-name="P11"><text:span text:style-name="T5">shininessTexture —</text:span><text:span text:style-name="T2"> текстура, указывающая размер блика отдельно для каждого пикселя</text:span></text:p>
        </text:list-item>
        <text:list-item>
          <text:p text:style-name="P11"><text:span text:style-name="T5">reflectivity —</text:span><text:span text:style-name="T2"> коэффициент отражения, от 0.0 до 1.0. Чтобы создать совершенное зеркало, нужно задать 1.0, чтобы задать материал совсем без отражательной компоненты, нужно задать 0.0.</text:span></text:p>
        </text:list-item>
        <text:list-item>
          <text:p text:style-name="P11"><text:span text:style-name="T5">reflectivityTexture —</text:span><text:span text:style-name="T2"> коэффициент отражения, заданный для каждого пикселя отдельно.</text:span></text:p>
        </text:list-item>
        <text:list-item>
          <text:p text:style-name="P11"><text:span text:style-name="T5">reflectivityFactor —</text:span><text:span text:style-name="T2"> множитель для коэффициента отражения.</text:span></text:p>
        </text:list-item>
        <text:list-item>
          <text:p text:style-name="P11"><text:span text:style-name="T5">fresnel —</text:span><text:span text:style-name="T2"> степень Фреснеля. Эффект Фреснеля заключается в резком увеличении коэффициента отражения, когда камера смотрит почти параллельно отражающей поверхности.</text:span></text:p>
        </text:list-item>
      </text:list>
      <text:p text:style-name="P7"/>
      <text:p text:style-name="P2">Примечание: параметры <text:span text:style-name="T3">texAniMapDir </text:span>и <text:span text:style-name="T3">texAniFPS </text:span>влияют на анимацию не только основной текстуры <text:span text:style-name="T3">(texture)</text:span>, но и всех текстур, специфичных для Готогра: <text:span text:style-name="T3">normalTexture, specularIntensityTexture, specularColorTexture, reflectivityTex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00M58S</meta:editing-duration>
    <meta:editing-cycles>15</meta:editing-cycles>
    <meta:generator>OpenOffice.org/3.1$Win32 OpenOffice.org_project/310m19$Build-9420</meta:generator>
    <dc:date>2011-05-21T20:06:44.93</dc:date>
    <dc:creator>Виталий Баранов</dc:creator>
    <meta:document-statistic meta:table-count="0" meta:image-count="0" meta:object-count="0" meta:page-count="2" meta:paragraph-count="48" meta:word-count="461" meta:character-count="3392"/>
    <meta:user-defined meta:name="Info 1"/>
    <meta:user-defined meta:name="Info 2"/>
    <meta:user-defined meta:name="Info 3"/>
    <meta:user-defined meta:name="Info 4"/>
  </office:meta>
</office:document-meta>
</file>